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rayInclude-1000" table:style-name="ta1">
        <table:shapes>
          <draw:frame draw:z-index="0" draw:style-name="gr1" draw:text-style-name="P1" svg:width="9.4677in" svg:height="5.3126in" svg:x="0.4657in" svg:y="0.0417in">
            <draw:object draw:notify-on-update-of-ranges="'arrayInclude-1000'.A1:'arrayInclude-1000'.A1 'arrayInclude-1000'.A2:'arrayInclude-1000'.A103 'arrayInclude-1000'.B1:'arrayInclude-1000'.B1 'arrayInclude-1000'.B2:'arrayInclude-100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7541529" calcext:value-type="float">
            <text:p>1648427541529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7542533" calcext:value-type="float">
            <text:p>16484275425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542547" calcext:value-type="float">
            <text:p>164842754254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543534" calcext:value-type="float">
            <text:p>164842754353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543544" calcext:value-type="float">
            <text:p>164842754354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544541" calcext:value-type="float">
            <text:p>1648427544541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44564" calcext:value-type="float">
            <text:p>1648427544564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45536" calcext:value-type="float">
            <text:p>1648427545536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45552" calcext:value-type="float">
            <text:p>1648427545552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46537" calcext:value-type="float">
            <text:p>1648427546537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46553" calcext:value-type="float">
            <text:p>1648427546553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47539" calcext:value-type="float">
            <text:p>1648427547539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47555" calcext:value-type="float">
            <text:p>1648427547555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48540" calcext:value-type="float">
            <text:p>1648427548540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48556" calcext:value-type="float">
            <text:p>1648427548556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49541" calcext:value-type="float">
            <text:p>1648427549541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49559" calcext:value-type="float">
            <text:p>1648427549559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0542" calcext:value-type="float">
            <text:p>164842755054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0552" calcext:value-type="float">
            <text:p>1648427550552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1543" calcext:value-type="float">
            <text:p>1648427551543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1561" calcext:value-type="float">
            <text:p>1648427551561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2544" calcext:value-type="float">
            <text:p>1648427552544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2561" calcext:value-type="float">
            <text:p>1648427552561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3545" calcext:value-type="float">
            <text:p>1648427553545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3562" calcext:value-type="float">
            <text:p>1648427553562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4547" calcext:value-type="float">
            <text:p>1648427554547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4563" calcext:value-type="float">
            <text:p>1648427554563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5548" calcext:value-type="float">
            <text:p>1648427555548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5565" calcext:value-type="float">
            <text:p>1648427555565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6549" calcext:value-type="float">
            <text:p>1648427556549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6566" calcext:value-type="float">
            <text:p>164842755656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7551" calcext:value-type="float">
            <text:p>1648427557551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7569" calcext:value-type="float">
            <text:p>1648427557569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8552" calcext:value-type="float">
            <text:p>1648427558552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8570" calcext:value-type="float">
            <text:p>1648427558570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9554" calcext:value-type="float">
            <text:p>1648427559554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59573" calcext:value-type="float">
            <text:p>1648427559573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0555" calcext:value-type="float">
            <text:p>1648427560555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0573" calcext:value-type="float">
            <text:p>1648427560573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1557" calcext:value-type="float">
            <text:p>1648427561557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1573" calcext:value-type="float">
            <text:p>1648427561573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2558" calcext:value-type="float">
            <text:p>1648427562558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2575" calcext:value-type="float">
            <text:p>1648427562575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3559" calcext:value-type="float">
            <text:p>1648427563559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3577" calcext:value-type="float">
            <text:p>1648427563577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4560" calcext:value-type="float">
            <text:p>164842756456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4578" calcext:value-type="float">
            <text:p>1648427564578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5561" calcext:value-type="float">
            <text:p>1648427565561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5578" calcext:value-type="float">
            <text:p>1648427565578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6562" calcext:value-type="float">
            <text:p>1648427566562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6571" calcext:value-type="float">
            <text:p>1648427566571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7563" calcext:value-type="float">
            <text:p>1648427567563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7581" calcext:value-type="float">
            <text:p>16484275675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8564" calcext:value-type="float">
            <text:p>1648427568564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8583" calcext:value-type="float">
            <text:p>1648427568583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9566" calcext:value-type="float">
            <text:p>1648427569566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69584" calcext:value-type="float">
            <text:p>1648427569584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0568" calcext:value-type="float">
            <text:p>1648427570568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0586" calcext:value-type="float">
            <text:p>1648427570586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1568" calcext:value-type="float">
            <text:p>1648427571568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1587" calcext:value-type="float">
            <text:p>1648427571587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2570" calcext:value-type="float">
            <text:p>1648427572570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2590" calcext:value-type="float">
            <text:p>1648427572590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3571" calcext:value-type="float">
            <text:p>1648427573571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3590" calcext:value-type="float">
            <text:p>1648427573590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4572" calcext:value-type="float">
            <text:p>1648427574572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4592" calcext:value-type="float">
            <text:p>1648427574592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5573" calcext:value-type="float">
            <text:p>164842757557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5591" calcext:value-type="float">
            <text:p>1648427575591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6574" calcext:value-type="float">
            <text:p>1648427576574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6592" calcext:value-type="float">
            <text:p>1648427576592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7576" calcext:value-type="float">
            <text:p>1648427577576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7594" calcext:value-type="float">
            <text:p>1648427577594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8576" calcext:value-type="float">
            <text:p>164842757857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8594" calcext:value-type="float">
            <text:p>1648427578594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9577" calcext:value-type="float">
            <text:p>1648427579577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79597" calcext:value-type="float">
            <text:p>1648427579597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0579" calcext:value-type="float">
            <text:p>1648427580579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0597" calcext:value-type="float">
            <text:p>1648427580597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1580" calcext:value-type="float">
            <text:p>1648427581580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1600" calcext:value-type="float">
            <text:p>164842758160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2581" calcext:value-type="float">
            <text:p>164842758258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2598" calcext:value-type="float">
            <text:p>1648427582598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3582" calcext:value-type="float">
            <text:p>1648427583582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3603" calcext:value-type="float">
            <text:p>1648427583603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4583" calcext:value-type="float">
            <text:p>1648427584583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4601" calcext:value-type="float">
            <text:p>1648427584601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5585" calcext:value-type="float">
            <text:p>1648427585585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5605" calcext:value-type="float">
            <text:p>164842758560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6586" calcext:value-type="float">
            <text:p>1648427586586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6598" calcext:value-type="float">
            <text:p>1648427586598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7587" calcext:value-type="float">
            <text:p>1648427587587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7605" calcext:value-type="float">
            <text:p>1648427587605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8588" calcext:value-type="float">
            <text:p>1648427588588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8595" calcext:value-type="float">
            <text:p>164842758859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9589" calcext:value-type="float">
            <text:p>164842758958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89609" calcext:value-type="float">
            <text:p>1648427589609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90590" calcext:value-type="float">
            <text:p>1648427590590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90607" calcext:value-type="float">
            <text:p>1648427590607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91591" calcext:value-type="float">
            <text:p>1648427591591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91595" calcext:value-type="float">
            <text:p>1648427591595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5.98" calcext:value-type="float">
            <text:p>5.98</text:p>
          </table:table-cell>
          <table:table-cell office:value-type="float" office:value="1648427591595" calcext:value-type="float">
            <text:p>16484275915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2:10:50.577343090</dc:date>
    <meta:editing-duration>PT25M21S</meta:editing-duration>
    <meta:editing-cycles>1</meta:editing-cycles>
    <meta:document-statistic meta:table-count="1" meta:cell-count="30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49cm" svg:height="13.495cm" xlink:href=".." xlink:type="simple" chart:class="chart:line" chart:style-name="ch1">
        <chart:legend chart:legend-position="end" svg:x="21.938cm" svg:y="6.199cm" style:legend-expansion="high" chart:style-name="ch2"/>
        <chart:plot-area chart:style-name="ch3" table:cell-range-address="'arrayInclude-1000'.A1:'arrayInclude-1000'.B103" chart:data-source-has-labels="row" svg:x="0.48cm" svg:y="0.269cm" svg:width="20.978cm" svg:height="12.957cm">
          <chartooo:coordinate-region svg:x="0.916cm" svg:y="0.39cm" svg:width="20.542cm" svg:height="11.8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rrayInclude-1000'.A2:'arrayInclude-1000'.A103" chart:label-cell-address="'arrayInclude-1000'.A1:'arrayInclude-1000'.A1" chart:class="chart:line">
            <chart:data-point chart:repeated="102"/>
          </chart:series>
          <chart:series chart:style-name="ch7" chart:values-cell-range-address="'arrayInclude-1000'.B2:'arrayInclude-1000'.B103" chart:label-cell-address="'arrayInclude-1000'.B1:'arrayInclude-100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arrayInclude-1000'.A1:'arrayInclude-1000'.A1</svg:desc>
                </draw:g>
              </table:table-cell>
              <table:table-cell office:value-type="string">
                <text:p> total</text:p>
                <draw:g>
                  <svg:desc>'arrayInclude-1000'.B1:'arrayInclude-1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">
                <text:p>2.73</text:p>
                <draw:g>
                  <svg:desc>'arrayInclude-1000'.A2:'arrayInclude-1000'.A103</svg:desc>
                </draw:g>
              </table:table-cell>
              <table:table-cell office:value-type="float" office:value="5.43">
                <text:p>5.43</text:p>
                <draw:g>
                  <svg:desc>'arrayInclude-1000'.B2:'arrayInclude-100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6">
                <text:p>2.76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1">
                <text:p>3.01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3">
                <text:p>3.03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8">
                <text:p>3.58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9">
                <text:p>3.59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5">
                <text:p>3.15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6">
                <text:p>3.16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1">
                <text:p>2.71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2">
                <text:p>2.72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7">
                <text:p>3.27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9">
                <text:p>3.29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4">
                <text:p>2.84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5">
                <text:p>2.85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">
                <text:p>3.4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41">
                <text:p>3.41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7">
                <text:p>2.97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8">
                <text:p>2.98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3">
                <text:p>3.53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4">
                <text:p>3.54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9">
                <text:p>3.09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1">
                <text:p>3.11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6">
                <text:p>3.66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7">
                <text:p>3.67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2">
                <text:p>3.22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3">
                <text:p>3.23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9">
                <text:p>2.79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">
                <text:p>2.8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5">
                <text:p>3.35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6">
                <text:p>3.36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2">
                <text:p>2.92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93">
                <text:p>2.93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48">
                <text:p>3.48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9">
                <text:p>3.49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6">
                <text:p>3.06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1">
                <text:p>3.61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2">
                <text:p>3.62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17">
                <text:p>3.17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8">
                <text:p>3.18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4">
                <text:p>2.74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5">
                <text:p>2.75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3">
                <text:p>3.3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1">
                <text:p>3.31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6">
                <text:p>2.86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8">
                <text:p>2.88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3">
                <text:p>3.43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44">
                <text:p>3.44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9">
                <text:p>2.99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6">
                <text:p>3.56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57">
                <text:p>3.57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2">
                <text:p>3.12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3">
                <text:p>3.13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8">
                <text:p>3.68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9">
                <text:p>3.69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5">
                <text:p>3.25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6">
                <text:p>3.26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81">
                <text:p>2.81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2">
                <text:p>2.82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8">
                <text:p>3.38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9">
                <text:p>3.39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4">
                <text:p>2.94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5">
                <text:p>2.95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51">
                <text:p>3.51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7">
                <text:p>3.07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8">
                <text:p>3.08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3">
                <text:p>3.63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">
                <text:p>3.64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">
                <text:p>3.2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21">
                <text:p>3.21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6">
                <text:p>2.76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7">
                <text:p>2.77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32">
                <text:p>3.32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3">
                <text:p>3.33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89">
                <text:p>2.89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9">
                <text:p>2.9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45">
                <text:p>3.45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46">
                <text:p>3.46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01">
                <text:p>3.01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03">
                <text:p>3.03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8">
                <text:p>3.58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9">
                <text:p>3.59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14">
                <text:p>3.14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15">
                <text:p>3.15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1">
                <text:p>2.71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2">
                <text:p>2.72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27">
                <text:p>3.27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28">
                <text:p>3.28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84">
                <text:p>2.84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85">
                <text:p>2.85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4">
                <text:p>3.4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41">
                <text:p>3.41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6">
                <text:p>2.96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98">
                <text:p>2.98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53">
                <text:p>3.53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53">
                <text:p>3.53</text:p>
              </table:table-cell>
              <table:table-cell office:value-type="float" office:value="5.98">
                <text:p>5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